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7b541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7b541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ِانشِقَاق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3577_2311316115"/><text:span text:style-name="T3"> </text:span><text:span text:style-name="T2">إِذَا </text:span><text:span text:style-name="T5">۰</text:span><text:span text:style-name="T2">لسَّمَآءُ èنشَقَّتْ </text:span><text:span text:style-name="T3">(1)</text:span><text:span text:style-name="T2"> وَأَذِنَتْ لِرَبِّهَا وَحُقَّتْ </text:span><text:span text:style-name="T3">(2)</text:span><text:span text:style-name="T2"> وَإِذَا </text:span><text:span text:style-name="T5">۰</text:span><text:span text:style-name="T2">لاَرْضضضُ مُدَّتْ </text:span><text:span text:style-name="T3">(3)</text:span><text:span text:style-name="T2"> وَأَلْقَتْ مَا فِيهَا وَتَخَلَّتْ </text:span><text:span text:style-name="T3">(4)</text:span><text:span text:style-name="T2"> وَأَذِنَتْ لِرَبِّهَا وَحُقَّتْؐ </text:span><text:span text:style-name="T3">(5)</text:span><text:span text:style-name="T2"> يَـٰٓأَيُّهَا </text:span><text:span text:style-name="T5">۰</text:span><text:span text:style-name="T2">لِانسَـٰنُ إِنَّــكَ كَادِح٘ اِلَيٰ رَبِّــكَ كَدْحاً فَمُچَقِيهِؐ </text:span><text:span text:style-name="T3">(6)</text:span><text:span text:style-name="T2"> فَأَمَّا مَنُ </text:span><text:span text:style-name="T5">۷</text:span><text:span text:style-name="T2">وتِيَ كِتَـٰبَهُ„ بِيَمِينِهِ” </text:span><text:span text:style-name="T3">(7)</text:span><text:span text:style-name="T2"> فَسَوْفَ يُحَاسَبُ حِسَاباً يَسِيراً </text:span><text:span text:style-name="T3">(8)</text:span><text:span text:style-name="T2"> وَيَنقَلِبُ إِلَــيٰٓ أَهْلِهِ” مَسْرُوراًؐ </text:span><text:span text:style-name="T3">(9)</text:span><text:span text:style-name="T2"> وَأَمَّا مَنُ </text:span><text:span text:style-name="T5">۷</text:span><text:span text:style-name="T2">وتِيَ كِتَـٰبَهُ„ وَرَآءَ ظَهْرۣهِ” </text:span><text:span text:style-name="T3">(10)</text:span><text:span text:style-name="T2"> فَسَوْفَ يَدْعُواْ ثُبُوراً </text:span><text:span text:style-name="T3">(11)</text:span><text:span text:style-name="T2"> وَيُصَلَّــيٰ سَعِيراٗؐ </text:span><text:span text:style-name="T3">(12)</text:span><text:span text:style-name="T2"> اِنَّهُ„ كَانَ فِىٓ أَهْلِهِ” مَسْرُوراٗؐ </text:span><text:span text:style-name="T3">(13)</text:span><text:span text:style-name="T2"> اِنَّهُ„ ظَنَّ أَن لَّــنْ يَّحُورَ </text:span><text:span text:style-name="T3">(14)</text:span><text:span text:style-name="T2"> بَلۭيٰٓؐ إِنَّ رَبَّهُ„ كَانَ بِهِ” بَصِيراًؐ </text:span><text:span text:style-name="T3">(15)</text:span><text:span text:style-name="T2"> © فَلآَ ٱُقْسِمُ بِالشَّفَقِ </text:span><text:span text:style-name="T3">(16)</text:span><text:span text:style-name="T2"> وَاليْلِ وَمَا وَسَقَ </text:span><text:span text:style-name="T3">(17)</text:span><text:span text:style-name="T2"> وَالْقَمَرۣ إِذَا "تَّسَقَ </text:span><text:span text:style-name="T3">(18)</text:span><text:span text:style-name="T2"> لَتَرْكَبُــنَّ طَبَقاٗ عَــن طَبَقٍؐ </text:span><text:span text:style-name="T3">(19)</text:span><text:span text:style-name="T2"> فَمَا لَهُمْ لاَ يُومِنُونَ </text:span><text:span text:style-name="T3">(20)</text:span><text:span text:style-name="T2"> وَإِذَا قُرۣىَٔ عَلَيْهِمُ </text:span><text:span text:style-name="T5">۴</text:span><text:span text:style-name="T2">لْقُرْءَانُ لاَ يَسْجُدُونَؐ </text:span><text:span text:style-name="T3">(21)</text:span><text:span text:style-name="T2"> بَلِ </text:span><text:span text:style-name="T5">۱</text:span><text:span text:style-name="T2">لذِيــنَ كَفَرُواْ يُكَذِّبُونَ </text:span><text:span text:style-name="T3">(22)</text:span><text:span text:style-name="T2"> وَاللَّهُ أَعْلَمُ بِمَا يُوعُونَؐ </text:span><text:span text:style-name="T3">(23)</text:span><text:span text:style-name="T2"> فَبَشِّرْهُم بِعَذَابٖ اَلِيمٖؐ </text:span><text:span text:style-name="T3">(24)</text:span><text:span text:style-name="T2"> اِلاَّ </text:span><text:span text:style-name="T5">۰</text:span><text:span text:style-name="T2">لذِيــنَ ءَامَنُواْ وَعَمِلُواْ </text:span><text:span text:style-name="T5">۴</text:span><text:span text:style-name="T2">ڤصَّـٰڤِحَـٰتِ لَهُمُ; أَجْر٘ غَيْرُ مَمْنُونٍ </text:span><text:span text:style-name="T3">(25)</text:span><text:bookmark-end text:name="__DdeLink__3577_231131611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6:23.234441336</meta:creation-date>
    <dc:date>2025-03-06T08:35:29.808906041</dc:date>
    <meta:editing-duration>PT22M21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139" meta:character-count="740" meta:non-whitespace-character-count="603"/>
  </office:meta>
</office:document-meta>
</file>